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ris</text:initial-creator></text:p>
      <text:p text:style-name="OrgSubtitle"/>
      <text:p text:style-name="Text_20_body">Tο αρχείο Rythm.schelp είναι το αρχείο βοήθειας του προτύπου.
</text:p>
      <text:p text:style-name="Text_20_body">Τα .aiff αρχεία που χρησιμοποιούνται σαν Buffers μπορείται να τα κατεβάσεται απο την διεύθηνση <text:a xlink:type="simple" xlink:href="https://e4c5140c2ec935e6c42ba61edbff528bab69ab47.googledrive.com/host/0B0u4f2Om_ugSUkxFU09OVjdwMkE/mousikobostani/percusion/">Ηχητικά δείγματα για κρουστά</text:a>.
</text:p>
      <text:p text:style-name="Text_20_body">Σχετικά με το Repository και την εγκατάσταση:
</text:p>
      <text:list text:style-name="OrgBulletedList" text:continue-numbering="false">
        <text:list-item>
          <text:p text:style-name="Text_20_body">Κατεβάστε το SuperCollider (<text:a xlink:type="simple" xlink:href="http://supercollider.sourceforge.net/">http://supercollider.sourceforge.net/</text:a>)
</text:p>
        </text:list-item>
        <text:list-item>
          <text:p text:style-name="Text_20_body">Τοποθετήστε το .zip αρχείο στα Extensions του SuperCollider.
</text:p>
        </text:list-item>
        <text:list-item>
          <text:p text:style-name="Text_20_body">Τοποθετήστε το αρχείο Rythm.schelp στη θέση /Applications/SuperCollider/SuperCollider.app/Contents/Resources/HelpSource/Classes (για χρηστες Mac OSX).
</text:p>
        </text:list-item>
      </text:list>
      <text:p text:style-name="Text_20_body">Σχετικά με την συνεργασία στην ανάπτυξη του Repository:
</text:p>
      <text:list text:style-name="OrgBulletedList" text:continue-numbering="false">
        <text:list-item>
          <text:p text:style-name="Text_20_body">Κάντε fork το repo στον προσωπικό σας λογαριαμό στο Git
</text:p>
        </text:list-item>
        <text:list-item>
          <text:p text:style-name="Text_20_body">Κάντε τις αλλαγές (αλλάξτε και το .schelp αρχείο έτσι ώστε να κρατάτε ενήμερο το help)
</text:p>
        </text:list-item>
        <text:list-item>
          <text:p text:style-name="Text_20_body">Κάντε pull request στο repo.
</text:p>
        </text:list-item>
      </text:list>
      <text:p text:style-name="Text_20_body">Εννοείται οτι το project είναι ανοιχτό σε κάθε βοήθεια, συνεισφορά, σχόλιο, κριτική, κράξιμο και οτι γουστάρει ο καθείς.
</text:p>
      <text:p text:style-name="Text_20_body"><text:span text:style-name="Bold">TODO</text:span>
</text:p>
      <text:list text:style-name="OrgNumberedList" text:continue-numbering="false">
        <text:list-item>
          <text:p text:style-name="Text_20_body">Προσαρμογή του Rythm.sc στα πρότυπα του SendTags.sc
</text:p>
        </text:list-item>
        <text:list-item>
          <text:p text:style-name="Text_20_body">Κατα την αλλαγή ρυθμού, να περιμένει μέχρι να ολοκληρωθεί ο κύκλος και μετά να αλλάζει.
</text:p>
        </text:list-item>
        <text:list-item>
          <text:p text:style-name="Text_20_body">Επιπλέον παράμετρο για ορισμό πόσα μέτρα επιθυμεί ο χρήστης να εκτελεστεί ο ρυθμός.
</text:p>
        </text:list-item>
        <text:list-item>
          <text:p text:style-name="Text_20_body">Σωστή εφαρμογή στην αλλαγή των bpm
</text:p>
        </text:list-item>
      </text:list>
      <text:p text:style-name="Text_20_body">Aris Bezas
<text:span text:style-name="OrgActiveTimestamp">&lt;2013-01-14 Δευ 16:39&gt;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ris</dc:creator>
    <meta:initial-creator>aris</meta:initial-creator>
    <dc:date>2018-03-10T20:36:16</dc:date>
    <meta:creation-date>2018-03-10T20:36:16</meta:creation-date>
    <meta:generator>Emacs 24.5.1 (Org mode 9.1.6)</meta:generator>
    <meta:keyword/>
    <dc:subject/>
    <dc:title/>
  </office:meta>
</office:document-meta>
</file>